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text:tracked-changes text:track-changes="false">
        <text:changed-region text:id="ct140726288">
          <text:insertion>
            <office:change-info>
              <dc:creator>Gaetan Delannay</dc:creator>
              <dc:date>2006-10-24T08:58:00</dc:date>
            </office:change-info>
          </text:insertion>
        </text:changed-region>
        <text:changed-region text:id="ct105626488">
          <text:insertion>
            <office:change-info>
              <dc:creator>Gaetan Delannay</dc:creator>
              <dc:date>2006-10-24T08:52:00</dc:date>
            </office:change-info>
          </text:insertion>
        </text:changed-region>
        <text:changed-region text:id="ct105626384">
          <text:insertion>
            <office:change-info>
              <dc:creator>Gaetan Delannay</dc:creator>
              <dc:date>2006-10-24T08:52:00</dc:date>
            </office:change-info>
          </text:insertion>
        </text:changed-region>
        <text:changed-region text:id="ct54534936">
          <text:insertion>
            <office:change-info>
              <dc:creator>Gaetan Delannay</dc:creator>
              <dc:date>2006-10-24T08:5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ction1">
        <text:h text:style-name="Heading_20_1" text:outline-level="1">Tableau <text:change-start text:change-id="ct140726288"/>group.name<text:change-end text:change-id="ct140726288"/><office:annotation><dc:creator>GDE</dc:creator><dc:date>2006-10-24T00:00:00</dc:date><text:p>do section for group in groups</text:p></office:annotation></text:h>
        <table:table table:name="Tableau2" table:style-name="Tableau2">
          <table:table-column table:style-name="Tableau2.A" table:number-columns-repeated="3"/>
          <table:table-header-rows>
            <table:table-row>
              <table:table-cell table:style-name="Tableau2.A1" office:value-type="string">
                <text:p text:style-name="P1"><office:annotation><dc:creator>GDE</dc:creator><dc:date>2006-10-25T00:00:00</dc:date><text:p>do table if group.persons</text:p></office:annotation>First name</text:p>
              </table:table-cell>
              <table:table-cell table:style-name="Tableau2.A1" office:value-type="string">
                <text:p text:style-name="P1">Last name</text:p>
              </table:table-cell>
              <table:table-cell table:style-name="Tableau2.C1" office:value-type="string">
                <text:p text:style-name="P1">Address</text:p>
              </table:table-cell>
            </table:table-row>
          </table:table-header-rows>
          <table:table-row>
            <table:table-cell table:style-name="Tableau2.A2" office:value-type="string">
              <text:p text:style-name="P2"><office:annotation><dc:creator>GDE</dc:creator><dc:date>2006-10-24T00:00:00</dc:date><text:p>do row for p in group.persons</text:p></office:annotation><text:change-start text:change-id="ct105626488"/>p.firstName<text:change-end text:change-id="ct105626488"/></text:p>
            </table:table-cell>
            <table:table-cell table:style-name="Tableau2.A2" office:value-type="string">
              <text:p text:style-name="P2"><text:change-start text:change-id="ct105626384"/>p.lastName<text:change-end text:change-id="ct105626384"/></text:p>
            </table:table-cell>
            <table:table-cell table:style-name="Tableau2.C2" office:value-type="string">
              <text:p text:style-name="P2"><text:change-start text:change-id="ct54534936"/>p.address<text:change-end text:change-id="ct54534936"/></text:p>
            </table:table-cell>
          </table:table-row>
        </table:table>
        <text:p text:style-name="Standard"><office:annotation><dc:creator>GDE</dc:creator><dc:date>2006-10-24T00:00:00</dc:date><text:p>do text if not group.persons</text:p></office:annotation>This group does not contain any person.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5T07:30:48</dc:date>
    <dc:language>fr-BE</dc:language>
    <meta:editing-cycles>13</meta:editing-cycles>
    <meta:editing-duration>PT28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17" meta:character-count="117"/>
  </office:meta>
</office:document-meta>
</file>